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Text_20_body">
      <style:paragraph-properties fo:text-align="start" style:justify-single-word="false"/>
      <style:text-properties officeooo:rsid="01e58295" officeooo:paragraph-rsid="01e7e9f2"/>
    </style:style>
    <style:style style:name="P5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text-align="center" style:justify-single-word="false" fo:break-before="page"/>
    </style:style>
    <style:style style:name="P8" style:family="paragraph" style:parent-style-name="Heading_20_3">
      <style:paragraph-properties fo:text-align="center" style:justify-single-word="false" fo:break-before="page"/>
      <style:text-properties officeooo:rsid="01e069e7" officeooo:paragraph-rsid="01e069e7"/>
    </style:style>
    <style:style style:name="P9" style:family="paragraph" style:parent-style-name="Heading_20_3">
      <style:paragraph-properties fo:text-align="center" style:justify-single-word="false" fo:break-before="page"/>
      <style:text-properties officeooo:rsid="01ef9cf9" officeooo:paragraph-rsid="01ef9cf9"/>
    </style:style>
    <style:style style:name="P10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11" style:family="paragraph" style:parent-style-name="Text_20_body">
      <style:paragraph-properties fo:text-align="start" style:justify-single-word="false"/>
      <style:text-properties officeooo:rsid="01f0ba79" officeooo:paragraph-rsid="01f0ba79"/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de23a"/>
    </style:style>
    <style:style style:name="T5" style:family="text">
      <style:text-properties officeooo:rsid="01e069e7"/>
    </style:style>
    <style:style style:name="T6" style:family="text">
      <style:text-properties officeooo:rsid="01e9c10f"/>
    </style:style>
    <style:style style:name="T7" style:family="text">
      <style:text-properties officeooo:rsid="01ed9a88"/>
    </style:style>
    <style:style style:name="T8" style:family="text">
      <style:text-properties officeooo:rsid="01ee649a"/>
    </style:style>
    <style:style style:name="T9" style:family="text">
      <style:text-properties officeooo:rsid="01f75e08"/>
    </style:style>
    <style:style style:name="T10" style:family="text">
      <style:text-properties officeooo:rsid="01f9870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697_1754408385" text:style-name="Index_20_Link" text:visited-style-name="Index_20_Link">Introduction<text:tab/>2</text:a></text:p>
          <text:p text:style-name="P6"><text:a xlink:type="simple" xlink:href="#__RefHeading___Toc39_1222626670" text:style-name="Index_20_Link" text:visited-style-name="Index_20_Link">SipHash Identities<text:tab/>3</text:a></text:p>
          <text:p text:style-name="P6"><text:a xlink:type="simple" xlink:href="#__RefHeading___Toc226_1901209788" text:style-name="Index_20_Link" text:visited-style-name="Index_20_Link">TCP, UDP Protocols<text:tab/>4</text:a></text:p>
        </text:index-body>
      </text:table-of-content>
      <text:p text:style-name="Standard"/>
      <text:h text:style-name="P7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4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  <text:h text:style-name="P8" text:outline-level="3"><text:bookmark-start text:name="__RefHeading___Toc39_1222626670"/>SipHash Identities<text:bookmark-end text:name="__RefHeading___Toc39_1222626670"/></text:h>
      <text:p text:style-name="P4">Exchanging public key pairs is often an involved process. In order to simplify <text:span text:style-name="T6">the procedure</text:span>, Smoke implements <text:span text:style-name="T5">the pseudo-random function SipHash. The function generates outputs of 8 bytes (16 characters hexadecimal) which are easily memorized and/or distributed via other communications applications.</text:span></text:p>
      <text:p text:style-name="P5">The transport keys which are generated from SipHash <text:span text:style-name="T8">identities</text:span> may be used for exchanging public-key data <text:span text:style-name="T7">via the Echo Public Key Share (EPKS) protocol.</text:span></text:p>
      <text:p text:style-name="P5"/>
      <text:h text:style-name="P9" text:outline-level="3"><text:bookmark-start text:name="__RefHeading___Toc226_1901209788"/>TCP, UDP Protocols<text:bookmark-end text:name="__RefHeading___Toc226_1901209788"/></text:h>
      <text:p text:style-name="P11">Smoke supports both the TCP and UDP network protocols. Multicast and unicast UDP support is <text:span text:style-name="T10">provided</text:span>. <text:span text:style-name="T9">Multiple clients may be defined via Settings. A limit on the number of client is not imposed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7T14:42:05.120160055</dc:date>
    <meta:editing-duration>P2DT13H3M49S</meta:editing-duration>
    <meta:editing-cycles>619</meta:editing-cycles>
    <meta:generator>LibreOffice/5.1.6.2$Linux_X86_64 LibreOffice_project/10m0$Build-2</meta:generator>
    <meta:document-statistic meta:table-count="0" meta:image-count="0" meta:object-count="0" meta:page-count="4" meta:paragraph-count="11" meta:word-count="147" meta:character-count="1030" meta:non-whitespace-character-count="894"/>
  </office:meta>
</office:document-meta>
</file>